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margin-top="0cm" fo:margin-bottom="0cm" style:contextual-spacing="false" fo:line-height="150%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Aluno</text:span><text:span text:style-name="T2">: Thais Cardoso<text:tab/><text:tab/><text:tab/><text:tab/><text:tab/><text:tab/><text:tab/></text:span><text:span text:style-name="T3">Data:</text:span><text:span text:style-name="T2"> 04/10/2013</text:span></text:p>
      <text:p text:style-name="P6"><text:span text:style-name="T3">Fase/Iteração:</text:span><text:span text:style-name="T2"> Iteração 1<text:tab/><text:tab/><text:tab/><text:tab/><text:tab/><text:tab/></text:span><text:span text:style-name="T3">Esforço Total:</text:span><text:span text:style-name="T2"> 10 horas</text:span></text:p>
      <text:p text:style-name="P9"/>
      <text:p text:style-name="P10"><text:span text:style-name="T3">Atividade: Elaborar Plano de Verificação</text:span><text:span text:style-name="T2"><text:tab/><text:tab/><text:tab/><text:tab/></text:span><text:span text:style-name="T3">Esforço: 10 horas</text:span></text:p>
      <text:p text:style-name="P10"><text:span text:style-name="T2">Descrição: Para a elaboração do plano buscou-se em um primeiro momento estudar sobre a Verificação de software, qual a diferença entre validação e verificação. Para isso foi estudado a norma 12207. Depois foi confeccionado o plano de verificação.<text:tab/><text:tab/></text:span></text:p>
      <text:p text:style-name="P10"><text:span text:style-name="T2">Produtos: &lt;Plano de Verificação&gt;</text:span></text:p>
      <text:p text:style-name="P9">Equipe: &lt;não se aplica&gt;</text:p>
      <text:p text:style-name="P13">Artefato: <text:s/>RELPREV-022013-VER_Plano_de_Verificação.doc</text:p>
      <text:p text:style-name="P4"/>
      <text:p text:style-name="P2"><text:tab/></text:p>
      <text:p text:style-name="P12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3</meta:editing-cycles>
    <dc:date>2013-10-04T20:21:45</dc:date>
    <meta:editing-duration>P0D</meta:editing-duration>
    <meta:document-statistic meta:table-count="0" meta:image-count="1" meta:object-count="0" meta:page-count="1" meta:paragraph-count="12" meta:word-count="83" meta:character-count="622" meta:non-whitespace-character-count="530"/>
  </office:meta>
</office:document-meta>
</file>